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1"/>
    <style:style style:name="ce2" style:family="table-cell" style:parent-style-name="Default" style:data-style-name="N121"/>
    <style:style style:name="ce3" style:family="table-cell" style:parent-style-name="Default" style:data-style-name="N121"/>
    <style:style style:name="ce7" style:family="table-cell" style:parent-style-name="Default" style:data-style-name="N0"/>
    <style:style style:name="ce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number-columns-repeated="15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ter</text:p>
          </table:table-cell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88.325" calcext:value-type="float">
            <text:p>88.325</text:p>
          </table:table-cell>
          <table:table-cell table:style-name="ce1" office:value-type="float" office:value="84.855" calcext:value-type="float">
            <text:p>84.855</text:p>
          </table:table-cell>
          <table:table-cell table:style-name="ce1" office:value-type="float" office:value="83.345" calcext:value-type="float">
            <text:p>83.345</text:p>
          </table:table-cell>
          <table:table-cell table:style-name="ce1" office:value-type="float" office:value="82.6377952755906" calcext:value-type="float">
            <text:p>82.638</text:p>
          </table:table-cell>
          <table:table-cell table:style-name="ce1" office:value-type="float" office:value="82.2036316472114" calcext:value-type="float">
            <text:p>82.204</text:p>
          </table:table-cell>
          <table:table-cell table:style-name="ce1" office:value-type="float" office:value="82.0524296675192" calcext:value-type="float">
            <text:p>82.052</text:p>
          </table:table-cell>
          <table:table-cell table:style-name="ce3" office:value-type="float" office:value="81.9137709137709" calcext:value-type="float">
            <text:p>81.914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it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5.745" calcext:value-type="float">
            <text:p>85.745</text:p>
          </table:table-cell>
          <table:table-cell table:style-name="ce1" office:value-type="float" office:value="83.966" calcext:value-type="float">
            <text:p>83.966</text:p>
          </table:table-cell>
          <table:table-cell table:style-name="ce1" office:value-type="float" office:value="82.924" calcext:value-type="float">
            <text:p>82.924</text:p>
          </table:table-cell>
          <table:table-cell table:style-name="ce1" office:value-type="float" office:value="82.3097686375321" calcext:value-type="float">
            <text:p>82.310</text:p>
          </table:table-cell>
          <table:table-cell table:style-name="ce1" office:value-type="float" office:value="81.9791395045632" calcext:value-type="float">
            <text:p>81.979</text:p>
          </table:table-cell>
          <table:table-cell table:style-name="ce1" office:value-type="float" office:value="81.8861256544503" calcext:value-type="float">
            <text:p>81.886</text:p>
          </table:table-cell>
          <table:table-cell table:style-name="ce1" office:value-type="float" office:value="81.9391979301423" calcext:value-type="float">
            <text:p>81.939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" office:value-type="float" office:value="84.743" calcext:value-type="float">
            <text:p>84.743</text:p>
          </table:table-cell>
          <table:table-cell table:style-name="ce1" office:value-type="float" office:value="83.529" calcext:value-type="float">
            <text:p>83.529</text:p>
          </table:table-cell>
          <table:table-cell table:style-name="ce1" office:value-type="float" office:value="82.843" calcext:value-type="float">
            <text:p>82.843</text:p>
          </table:table-cell>
          <table:table-cell table:style-name="ce1" office:value-type="float" office:value="82.4330299089727" calcext:value-type="float">
            <text:p>82.433</text:p>
          </table:table-cell>
          <table:table-cell table:style-name="ce1" office:value-type="float" office:value="82.2838709677419" calcext:value-type="float">
            <text:p>82.284</text:p>
          </table:table-cell>
          <table:table-cell table:style-name="ce1" office:value-type="float" office:value="82.1062176165803" calcext:value-type="float">
            <text:p>82.106</text:p>
          </table:table-cell>
          <table:table-cell table:style-name="ce1" office:value-type="float" office:value="81.9693094629156" calcext:value-type="float">
            <text:p>81.969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office:value-type="float" office:value="84.451" calcext:value-type="float">
            <text:p>84.451</text:p>
          </table:table-cell>
          <table:table-cell table:style-name="ce1" office:value-type="float" office:value="83.787" calcext:value-type="float">
            <text:p>83.787</text:p>
          </table:table-cell>
          <table:table-cell table:style-name="ce1" office:value-type="float" office:value="83.267" calcext:value-type="float">
            <text:p>83.267</text:p>
          </table:table-cell>
          <table:table-cell table:style-name="ce1" office:value-type="float" office:value="83.3182989690722" calcext:value-type="float">
            <text:p>83.318</text:p>
          </table:table-cell>
          <table:table-cell table:style-name="ce1" office:value-type="float" office:value="83.2065359477124" calcext:value-type="float">
            <text:p>83.207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table:style-name="ce1" office:value-type="float" office:value="84.557" calcext:value-type="float">
            <text:p>84.557</text:p>
          </table:table-cell>
          <table:table-cell table:style-name="ce1" office:value-type="float" office:value="84.03" calcext:value-type="float">
            <text:p>84.030</text:p>
          </table:table-cell>
          <table:table-cell table:style-name="ce1" office:value-type="float" office:value="83.613" calcext:value-type="float">
            <text:p>83.613</text:p>
          </table:table-cell>
          <table:table-cell table:style-name="ce1" office:value-type="float" office:value="83.5198973042362" calcext:value-type="float">
            <text:p>83.520</text:p>
          </table:table-cell>
          <table:table-cell table:style-name="ce1" table:number-columns-repeated="7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1" table:number-columns-repeated="11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2" table:number-columns-repeated="11"/>
          <table:table-cell table:number-columns-repeated="6"/>
        </table:table-row>
        <table:table-row table:style-name="ro1" table:number-rows-repeated="4">
          <table:table-cell table:number-columns-repeated="15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office:value-type="float" office:value="-135" calcext:value-type="float">
            <text:p>-135</text:p>
          </table:table-cell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-135" calcext:value-type="float">
            <text:p>-135</text:p>
          </table:table-cell>
          <table:table-cell office:value-type="float" office:value="-90" calcext:value-type="float">
            <text:p>-90</text:p>
          </table:table-cell>
          <table:table-cell table:style-name="Default" office:value-type="float" office:value="-45" calcext:value-type="float">
            <text:p>-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float" office:value="-135" calcext:value-type="float">
            <text:p>-135</text:p>
          </table:table-cell>
          <table:table-cell table:formula="of:=([.$C22]+[.D$21])/2" office:value-type="float" office:value="-135" calcext:value-type="float">
            <text:p>-135</text:p>
          </table:table-cell>
          <table:table-cell table:formula="of:=([.$C22]+[.E$21])/2" office:value-type="float" office:value="-112.5" calcext:value-type="float">
            <text:p>-112.5</text:p>
          </table:table-cell>
          <table:table-cell table:formula="of:=([.$C22]+[.F$21])/2" office:value-type="float" office:value="-90" calcext:value-type="float">
            <text:p>-90</text:p>
          </table:table-cell>
          <table:table-cell table:formula="of:=([.$C22]+[.G$21])/2" office:value-type="float" office:value="-67.5" calcext:value-type="float">
            <text:p>-67.5</text:p>
          </table:table-cell>
          <table:table-cell table:formula="of:=([.$C22]+[.H$21])/2" office:value-type="float" office:value="-45" calcext:value-type="float">
            <text:p>-45</text:p>
          </table:table-cell>
          <table:table-cell table:number-columns-repeated="4"/>
          <table:table-cell office:value-type="float" office:value="-135" calcext:value-type="float">
            <text:p>-135</text:p>
          </table:table-cell>
          <table:table-cell table:style-name="ce7" table:formula="of:=IF(OR(AND([.$M22]-[.N$21] &lt; 0; [.N$21]-[.$M22]&gt;180); AND([.N$21] - [.$M22]&lt; 0; [.$M22]-[.N$21]&gt;180)); 180 +([.$M22]+[.N$21])/2; ([.$M22]+[.N$21])/2)" office:value-type="float" office:value="-135" calcext:value-type="float">
            <text:p>-135</text:p>
          </table:table-cell>
          <table:table-cell table:style-name="ce7" table:formula="of:=IF(OR(AND([.$M22]-[.O$21] &lt; 0; [.O$21]-[.$M22]&gt;180); AND([.O$21] - [.$M22]&lt; 0; [.$M22]-[.O$21]&gt;180)); 180 +([.$M22]+[.O$21])/2; ([.$M22]+[.O$21])/2)" office:value-type="float" office:value="-112.5" calcext:value-type="float">
            <text:p>-112.5</text:p>
          </table:table-cell>
          <table:table-cell table:style-name="ce7" table:formula="of:=IF(OR(AND([.$M22]-[.P$21] &lt; 0; [.P$21]-[.$M22]&gt;180); AND([.P$21] - [.$M22]&lt; 0; [.$M22]-[.P$21]&gt;180)); 180 +([.$M22]+[.P$21])/2; ([.$M22]+[.P$21])/2)" office:value-type="float" office:value="-90" calcext:value-type="float">
            <text:p>-90</text:p>
          </table:table-cell>
          <table:table-cell table:style-name="ce7" table:formula="of:=IF(OR(AND([.$M22]-[.Q$21] &lt; 0; [.Q$21]-[.$M22]&gt;180); AND([.Q$21] - [.$M22]&lt; 0; [.$M22]-[.Q$21]&gt;180)); 180 +([.$M22]+[.Q$21])/2; ([.$M22]+[.Q$21])/2)" office:value-type="float" office:value="-67.5" calcext:value-type="float">
            <text:p>-67.5</text:p>
          </table:table-cell>
          <table:table-cell table:style-name="ce7" table:formula="of:=IF(OR(AND([.$M22]-[.R$21] &lt; 0; [.R$21]-[.$M22]&gt;180); AND([.R$21] - [.$M22]&lt; 0; [.$M22]-[.R$21]&gt;180)); 180 +([.$M22]+[.R$21])/2; ([.$M22]+[.R$21])/2)" office:value-type="float" office:value="-45" calcext:value-type="float">
            <text:p>-45</text:p>
          </table:table-cell>
          <table:table-cell table:style-name="ce7" table:formula="of:=IF(OR(AND([.$M22]-[.S$21] &lt; 0; [.S$21]-[.$M22]&gt;180); AND([.S$21] - [.$M22]&lt; 0; [.$M22]-[.S$21]&gt;180)); 180 +([.$M22]+[.S$21])/2; ([.$M22]+[.S$21])/2)" office:value-type="float" office:value="157.5" calcext:value-type="float">
            <text:p>157.5</text:p>
          </table:table-cell>
          <table:table-cell table:style-name="ce7" table:formula="of:=IF(OR(AND([.$M22]-[.T$21] &lt; 0; [.T$21]-[.$M22]&gt;180); AND([.T$21] - [.$M22]&lt; 0; [.$M22]-[.T$21]&gt;180)); 180 +([.$M22]+[.T$21])/2; ([.$M22]+[.T$21])/2)" office:value-type="float" office:value="180" calcext:value-type="float">
            <text:p>180</text:p>
          </table:table-cell>
          <table:table-cell table:style-name="ce7" table:formula="of:=IF(OR(AND([.$M22]-[.U$21] &lt; 0; [.U$21]-[.$M22]&gt;180); AND([.U$21] - [.$M22]&lt; 0; [.$M22]-[.U$21]&gt;180)); 180 +([.$M22]+[.U$21])/2; ([.$M22]+[.U$21])/2)" office:value-type="float" office:value="202.5" calcext:value-type="float">
            <text:p>202.5</text:p>
          </table:table-cell>
        </table:table-row>
        <table:table-row table:style-name="ro1">
          <table:table-cell table:number-columns-repeated="2"/>
          <table:table-cell office:value-type="float" office:value="-90" calcext:value-type="float">
            <text:p>-90</text:p>
          </table:table-cell>
          <table:table-cell table:formula="of:=([.$C23]+[.D$21])/2" office:value-type="float" office:value="-112.5" calcext:value-type="float">
            <text:p>-112.5</text:p>
          </table:table-cell>
          <table:table-cell table:formula="of:=([.$C23]+[.E$21])/2" office:value-type="float" office:value="-90" calcext:value-type="float">
            <text:p>-90</text:p>
          </table:table-cell>
          <table:table-cell table:formula="of:=([.$C23]+[.F$21])/2" office:value-type="float" office:value="-67.5" calcext:value-type="float">
            <text:p>-67.5</text:p>
          </table:table-cell>
          <table:table-cell table:formula="of:=([.$C23]+[.G$21])/2" office:value-type="float" office:value="-45" calcext:value-type="float">
            <text:p>-45</text:p>
          </table:table-cell>
          <table:table-cell table:formula="of:=([.$C23]+[.H$21])/2" office:value-type="float" office:value="-22.5" calcext:value-type="float">
            <text:p>-22.5</text:p>
          </table:table-cell>
          <table:table-cell table:formula="of:=([.$C23]+[.I$21])/2" office:value-type="float" office:value="0" calcext:value-type="float">
            <text:p>0</text:p>
          </table:table-cell>
          <table:table-cell table:number-columns-repeated="3"/>
          <table:table-cell office:value-type="float" office:value="-90" calcext:value-type="float">
            <text:p>-90</text:p>
          </table:table-cell>
          <table:table-cell table:style-name="ce7" table:formula="of:=IF(OR(AND([.$M23]-[.N$21] &lt; 0; [.N$21]-[.$M23]&gt;180); AND([.N$21] - [.$M23]&lt; 0; [.$M23]-[.N$21]&gt;180)); 180 +([.$M23]+[.N$21])/2; ([.$M23]+[.N$21])/2)" office:value-type="float" office:value="-112.5" calcext:value-type="float">
            <text:p>-112.5</text:p>
          </table:table-cell>
          <table:table-cell table:style-name="ce7" table:formula="of:=IF(OR(AND([.$M23]-[.O$21] &lt; 0; [.O$21]-[.$M23]&gt;180); AND([.O$21] - [.$M23]&lt; 0; [.$M23]-[.O$21]&gt;180)); 180 +([.$M23]+[.O$21])/2; ([.$M23]+[.O$21])/2)" office:value-type="float" office:value="-90" calcext:value-type="float">
            <text:p>-90</text:p>
          </table:table-cell>
          <table:table-cell table:style-name="ce7" table:formula="of:=IF(OR(AND([.$M23]-[.P$21] &lt; 0; [.P$21]-[.$M23]&gt;180); AND([.P$21] - [.$M23]&lt; 0; [.$M23]-[.P$21]&gt;180)); 180 +([.$M23]+[.P$21])/2; ([.$M23]+[.P$21])/2)" office:value-type="float" office:value="-67.5" calcext:value-type="float">
            <text:p>-67.5</text:p>
          </table:table-cell>
          <table:table-cell table:style-name="ce7" table:formula="of:=IF(OR(AND([.$M23]-[.Q$21] &lt; 0; [.Q$21]-[.$M23]&gt;180); AND([.Q$21] - [.$M23]&lt; 0; [.$M23]-[.Q$21]&gt;180)); 180 +([.$M23]+[.Q$21])/2; ([.$M23]+[.Q$21])/2)" office:value-type="float" office:value="-45" calcext:value-type="float">
            <text:p>-45</text:p>
          </table:table-cell>
          <table:table-cell table:style-name="ce7" table:formula="of:=IF(OR(AND([.$M23]-[.R$21] &lt; 0; [.R$21]-[.$M23]&gt;180); AND([.R$21] - [.$M23]&lt; 0; [.$M23]-[.R$21]&gt;180)); 180 +([.$M23]+[.R$21])/2; ([.$M23]+[.R$21])/2)" office:value-type="float" office:value="-22.5" calcext:value-type="float">
            <text:p>-22.5</text:p>
          </table:table-cell>
          <table:table-cell table:style-name="ce7" table:formula="of:=IF(OR(AND([.$M23]-[.S$21] &lt; 0; [.S$21]-[.$M23]&gt;180); AND([.S$21] - [.$M23]&lt; 0; [.$M23]-[.S$21]&gt;180)); 180 +([.$M23]+[.S$21])/2; ([.$M23]+[.S$21])/2)" office:value-type="float" office:value="0" calcext:value-type="float">
            <text:p>0</text:p>
          </table:table-cell>
          <table:table-cell table:style-name="ce7" table:formula="of:=IF(OR(AND([.$M23]-[.T$21] &lt; 0; [.T$21]-[.$M23]&gt;180); AND([.T$21] - [.$M23]&lt; 0; [.$M23]-[.T$21]&gt;180)); 180 +([.$M23]+[.T$21])/2; ([.$M23]+[.T$21])/2)" office:value-type="float" office:value="202.5" calcext:value-type="float">
            <text:p>202.5</text:p>
          </table:table-cell>
          <table:table-cell table:style-name="ce7" table:formula="of:=IF(OR(AND([.$M23]-[.U$21] &lt; 0; [.U$21]-[.$M23]&gt;180); AND([.U$21] - [.$M23]&lt; 0; [.$M23]-[.U$21]&gt;180)); 180 +([.$M23]+[.U$21])/2; ([.$M23]+[.U$21])/2)"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-45" calcext:value-type="float">
            <text:p>-45</text:p>
          </table:table-cell>
          <table:table-cell table:formula="of:=([.$C24]+[.D$21])/2" office:value-type="float" office:value="-90" calcext:value-type="float">
            <text:p>-90</text:p>
          </table:table-cell>
          <table:table-cell table:formula="of:=([.$C24]+[.E$21])/2" office:value-type="float" office:value="-67.5" calcext:value-type="float">
            <text:p>-67.5</text:p>
          </table:table-cell>
          <table:table-cell table:formula="of:=([.$C24]+[.F$21])/2" office:value-type="float" office:value="-45" calcext:value-type="float">
            <text:p>-45</text:p>
          </table:table-cell>
          <table:table-cell table:formula="of:=([.$C24]+[.G$21])/2" office:value-type="float" office:value="-22.5" calcext:value-type="float">
            <text:p>-22.5</text:p>
          </table:table-cell>
          <table:table-cell table:formula="of:=([.$C24]+[.H$21])/2" office:value-type="float" office:value="0" calcext:value-type="float">
            <text:p>0</text:p>
          </table:table-cell>
          <table:table-cell table:formula="of:=([.$C24]+[.I$21])/2" office:value-type="float" office:value="22.5" calcext:value-type="float">
            <text:p>22.5</text:p>
          </table:table-cell>
          <table:table-cell table:formula="of:=([.$C24]+[.J$21])/2" office:value-type="float" office:value="45" calcext:value-type="float">
            <text:p>45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table:style-name="ce7" table:formula="of:=IF(OR(AND([.$M24]-[.N$21] &lt; 0; [.N$21]-[.$M24]&gt;180); AND([.N$21] - [.$M24]&lt; 0; [.$M24]-[.N$21]&gt;180)); 180 +([.$M24]+[.N$21])/2; ([.$M24]+[.N$21])/2)" office:value-type="float" office:value="-90" calcext:value-type="float">
            <text:p>-90</text:p>
          </table:table-cell>
          <table:table-cell table:style-name="ce7" table:formula="of:=IF(OR(AND([.$M24]-[.O$21] &lt; 0; [.O$21]-[.$M24]&gt;180); AND([.O$21] - [.$M24]&lt; 0; [.$M24]-[.O$21]&gt;180)); 180 +([.$M24]+[.O$21])/2; ([.$M24]+[.O$21])/2)" office:value-type="float" office:value="-67.5" calcext:value-type="float">
            <text:p>-67.5</text:p>
          </table:table-cell>
          <table:table-cell table:style-name="ce7" table:formula="of:=IF(OR(AND([.$M24]-[.P$21] &lt; 0; [.P$21]-[.$M24]&gt;180); AND([.P$21] - [.$M24]&lt; 0; [.$M24]-[.P$21]&gt;180)); 180 +([.$M24]+[.P$21])/2; ([.$M24]+[.P$21])/2)" office:value-type="float" office:value="-45" calcext:value-type="float">
            <text:p>-45</text:p>
          </table:table-cell>
          <table:table-cell table:style-name="ce7" table:formula="of:=IF(OR(AND([.$M24]-[.Q$21] &lt; 0; [.Q$21]-[.$M24]&gt;180); AND([.Q$21] - [.$M24]&lt; 0; [.$M24]-[.Q$21]&gt;180)); 180 +([.$M24]+[.Q$21])/2; ([.$M24]+[.Q$21])/2)" office:value-type="float" office:value="-22.5" calcext:value-type="float">
            <text:p>-22.5</text:p>
          </table:table-cell>
          <table:table-cell table:style-name="ce7" table:formula="of:=IF(OR(AND([.$M24]-[.R$21] &lt; 0; [.R$21]-[.$M24]&gt;180); AND([.R$21] - [.$M24]&lt; 0; [.$M24]-[.R$21]&gt;180)); 180 +([.$M24]+[.R$21])/2; ([.$M24]+[.R$21])/2)" office:value-type="float" office:value="0" calcext:value-type="float">
            <text:p>0</text:p>
          </table:table-cell>
          <table:table-cell table:style-name="ce7" table:formula="of:=IF(OR(AND([.$M24]-[.S$21] &lt; 0; [.S$21]-[.$M24]&gt;180); AND([.S$21] - [.$M24]&lt; 0; [.$M24]-[.S$21]&gt;180)); 180 +([.$M24]+[.S$21])/2; ([.$M24]+[.S$21])/2)" office:value-type="float" office:value="22.5" calcext:value-type="float">
            <text:p>22.5</text:p>
          </table:table-cell>
          <table:table-cell table:style-name="ce7" table:formula="of:=IF(OR(AND([.$M24]-[.T$21] &lt; 0; [.T$21]-[.$M24]&gt;180); AND([.T$21] - [.$M24]&lt; 0; [.$M24]-[.T$21]&gt;180)); 180 +([.$M24]+[.T$21])/2; ([.$M24]+[.T$21])/2)" office:value-type="float" office:value="45" calcext:value-type="float">
            <text:p>45</text:p>
          </table:table-cell>
          <table:table-cell table:style-name="ce7" table:formula="of:=IF(OR(AND([.$M24]-[.U$21] &lt; 0; [.U$21]-[.$M24]&gt;180); AND([.U$21] - [.$M24]&lt; 0; [.$M24]-[.U$21]&gt;180)); 180 +([.$M24]+[.U$21])/2; ([.$M24]+[.U$21])/2)" office:value-type="float" office:value="247.5" calcext:value-type="float">
            <text:p>247.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$C25]+[.D$21])/2" office:value-type="float" office:value="-67.5" calcext:value-type="float">
            <text:p>-67.5</text:p>
          </table:table-cell>
          <table:table-cell table:formula="of:=([.$C25]+[.E$21])/2" office:value-type="float" office:value="-45" calcext:value-type="float">
            <text:p>-45</text:p>
          </table:table-cell>
          <table:table-cell table:formula="of:=([.$C25]+[.F$21])/2" office:value-type="float" office:value="-22.5" calcext:value-type="float">
            <text:p>-22.5</text:p>
          </table:table-cell>
          <table:table-cell table:formula="of:=([.$C25]+[.G$21])/2" office:value-type="float" office:value="0" calcext:value-type="float">
            <text:p>0</text:p>
          </table:table-cell>
          <table:table-cell table:formula="of:=([.$C25]+[.H$21])/2" office:value-type="float" office:value="22.5" calcext:value-type="float">
            <text:p>22.5</text:p>
          </table:table-cell>
          <table:table-cell table:formula="of:=([.$C25]+[.I$21])/2" office:value-type="float" office:value="45" calcext:value-type="float">
            <text:p>45</text:p>
          </table:table-cell>
          <table:table-cell table:formula="of:=([.$C25]+[.J$21])/2" office:value-type="float" office:value="67.5" calcext:value-type="float">
            <text:p>67.5</text:p>
          </table:table-cell>
          <table:table-cell table:formula="of:=([.$C25]+[.K$21])/2"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table:formula="of:=IF(OR(AND([.$M25]-[.N$21] &lt; 0; [.N$21]-[.$M25]&gt;180); AND([.N$21] - [.$M25]&lt; 0; [.$M25]-[.N$21]&gt;180)); 180 +([.$M25]+[.N$21])/2; ([.$M25]+[.N$21])/2)" office:value-type="float" office:value="-67.5" calcext:value-type="float">
            <text:p>-67.5</text:p>
          </table:table-cell>
          <table:table-cell table:style-name="ce7" table:formula="of:=IF(OR(AND([.$M25]-[.O$21] &lt; 0; [.O$21]-[.$M25]&gt;180); AND([.O$21] - [.$M25]&lt; 0; [.$M25]-[.O$21]&gt;180)); 180 +([.$M25]+[.O$21])/2; ([.$M25]+[.O$21])/2)" office:value-type="float" office:value="-45" calcext:value-type="float">
            <text:p>-45</text:p>
          </table:table-cell>
          <table:table-cell table:style-name="ce7" table:formula="of:=IF(OR(AND([.$M25]-[.P$21] &lt; 0; [.P$21]-[.$M25]&gt;180); AND([.P$21] - [.$M25]&lt; 0; [.$M25]-[.P$21]&gt;180)); 180 +([.$M25]+[.P$21])/2; ([.$M25]+[.P$21])/2)" office:value-type="float" office:value="-22.5" calcext:value-type="float">
            <text:p>-22.5</text:p>
          </table:table-cell>
          <table:table-cell table:style-name="ce7" table:formula="of:=IF(OR(AND([.$M25]-[.Q$21] &lt; 0; [.Q$21]-[.$M25]&gt;180); AND([.Q$21] - [.$M25]&lt; 0; [.$M25]-[.Q$21]&gt;180)); 180 +([.$M25]+[.Q$21])/2; ([.$M25]+[.Q$21])/2)" office:value-type="float" office:value="0" calcext:value-type="float">
            <text:p>0</text:p>
          </table:table-cell>
          <table:table-cell table:style-name="ce7" table:formula="of:=IF(OR(AND([.$M25]-[.R$21] &lt; 0; [.R$21]-[.$M25]&gt;180); AND([.R$21] - [.$M25]&lt; 0; [.$M25]-[.R$21]&gt;180)); 180 +([.$M25]+[.R$21])/2; ([.$M25]+[.R$21])/2)" office:value-type="float" office:value="22.5" calcext:value-type="float">
            <text:p>22.5</text:p>
          </table:table-cell>
          <table:table-cell table:style-name="ce7" table:formula="of:=IF(OR(AND([.$M25]-[.S$21] &lt; 0; [.S$21]-[.$M25]&gt;180); AND([.S$21] - [.$M25]&lt; 0; [.$M25]-[.S$21]&gt;180)); 180 +([.$M25]+[.S$21])/2; ([.$M25]+[.S$21])/2)" office:value-type="float" office:value="45" calcext:value-type="float">
            <text:p>45</text:p>
          </table:table-cell>
          <table:table-cell table:style-name="ce7" table:formula="of:=IF(OR(AND([.$M25]-[.T$21] &lt; 0; [.T$21]-[.$M25]&gt;180); AND([.T$21] - [.$M25]&lt; 0; [.$M25]-[.T$21]&gt;180)); 180 +([.$M25]+[.T$21])/2; ([.$M25]+[.T$21])/2)" office:value-type="float" office:value="67.5" calcext:value-type="float">
            <text:p>67.5</text:p>
          </table:table-cell>
          <table:table-cell table:style-name="ce7" table:formula="of:=IF(OR(AND([.$M25]-[.U$21] &lt; 0; [.U$21]-[.$M25]&gt;180); AND([.U$21] - [.$M25]&lt; 0; [.$M25]-[.U$21]&gt;180)); 180 +([.$M25]+[.U$21])/2; ([.$M25]+[.U$21])/2)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[.$C26]+[.D$21])/2" office:value-type="float" office:value="-45" calcext:value-type="float">
            <text:p>-45</text:p>
          </table:table-cell>
          <table:table-cell table:formula="of:=([.$C26]+[.E$21])/2" office:value-type="float" office:value="-22.5" calcext:value-type="float">
            <text:p>-22.5</text:p>
          </table:table-cell>
          <table:table-cell table:formula="of:=([.$C26]+[.F$21])/2" office:value-type="float" office:value="0" calcext:value-type="float">
            <text:p>0</text:p>
          </table:table-cell>
          <table:table-cell table:formula="of:=([.$C26]+[.G$21])/2" office:value-type="float" office:value="22.5" calcext:value-type="float">
            <text:p>22.5</text:p>
          </table:table-cell>
          <table:table-cell table:formula="of:=([.$C26]+[.H$21])/2" office:value-type="float" office:value="45" calcext:value-type="float">
            <text:p>45</text:p>
          </table:table-cell>
          <table:table-cell table:formula="of:=([.$C26]+[.I$21])/2" office:value-type="float" office:value="67.5" calcext:value-type="float">
            <text:p>67.5</text:p>
          </table:table-cell>
          <table:table-cell table:formula="of:=([.$C26]+[.J$21])/2" office:value-type="float" office:value="90" calcext:value-type="float">
            <text:p>90</text:p>
          </table:table-cell>
          <table:table-cell table:formula="of:=([.$C26]+[.K$21])/2" office:value-type="float" office:value="112.5" calcext:value-type="float">
            <text:p>112.5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formula="of:=IF(OR(AND([.$M26]-[.N$21] &lt; 0; [.N$21]-[.$M26]&gt;180); AND([.N$21] - [.$M26]&lt; 0; [.$M26]-[.N$21]&gt;180)); 180 +([.$M26]+[.N$21])/2; ([.$M26]+[.N$21])/2)" office:value-type="float" office:value="-45" calcext:value-type="float">
            <text:p>-45</text:p>
          </table:table-cell>
          <table:table-cell table:style-name="ce7" table:formula="of:=IF(OR(AND([.$M26]-[.O$21] &lt; 0; [.O$21]-[.$M26]&gt;180); AND([.O$21] - [.$M26]&lt; 0; [.$M26]-[.O$21]&gt;180)); 180 +([.$M26]+[.O$21])/2; ([.$M26]+[.O$21])/2)" office:value-type="float" office:value="-22.5" calcext:value-type="float">
            <text:p>-22.5</text:p>
          </table:table-cell>
          <table:table-cell table:style-name="ce7" table:formula="of:=IF(OR(AND([.$M26]-[.P$21] &lt; 0; [.P$21]-[.$M26]&gt;180); AND([.P$21] - [.$M26]&lt; 0; [.$M26]-[.P$21]&gt;180)); 180 +([.$M26]+[.P$21])/2; ([.$M26]+[.P$21])/2)" office:value-type="float" office:value="0" calcext:value-type="float">
            <text:p>0</text:p>
          </table:table-cell>
          <table:table-cell table:style-name="ce7" table:formula="of:=IF(OR(AND([.$M26]-[.Q$21] &lt; 0; [.Q$21]-[.$M26]&gt;180); AND([.Q$21] - [.$M26]&lt; 0; [.$M26]-[.Q$21]&gt;180)); 180 +([.$M26]+[.Q$21])/2; ([.$M26]+[.Q$21])/2)" office:value-type="float" office:value="22.5" calcext:value-type="float">
            <text:p>22.5</text:p>
          </table:table-cell>
          <table:table-cell table:style-name="ce7" table:formula="of:=IF(OR(AND([.$M26]-[.R$21] &lt; 0; [.R$21]-[.$M26]&gt;180); AND([.R$21] - [.$M26]&lt; 0; [.$M26]-[.R$21]&gt;180)); 180 +([.$M26]+[.R$21])/2; ([.$M26]+[.R$21])/2)" office:value-type="float" office:value="45" calcext:value-type="float">
            <text:p>45</text:p>
          </table:table-cell>
          <table:table-cell table:style-name="ce7" table:formula="of:=IF(OR(AND([.$M26]-[.S$21] &lt; 0; [.S$21]-[.$M26]&gt;180); AND([.S$21] - [.$M26]&lt; 0; [.$M26]-[.S$21]&gt;180)); 180 +([.$M26]+[.S$21])/2; ([.$M26]+[.S$21])/2)" office:value-type="float" office:value="67.5" calcext:value-type="float">
            <text:p>67.5</text:p>
          </table:table-cell>
          <table:table-cell table:style-name="ce7" table:formula="of:=IF(OR(AND([.$M26]-[.T$21] &lt; 0; [.T$21]-[.$M26]&gt;180); AND([.T$21] - [.$M26]&lt; 0; [.$M26]-[.T$21]&gt;180)); 180 +([.$M26]+[.T$21])/2; ([.$M26]+[.T$21])/2)" office:value-type="float" office:value="90" calcext:value-type="float">
            <text:p>90</text:p>
          </table:table-cell>
          <table:table-cell table:style-name="ce7" table:formula="of:=IF(OR(AND([.$M26]-[.U$21] &lt; 0; [.U$21]-[.$M26]&gt;180); AND([.U$21] - [.$M26]&lt; 0; [.$M26]-[.U$21]&gt;180)); 180 +([.$M26]+[.U$21])/2; ([.$M26]+[.U$21])/2)" office:value-type="float" office:value="112.5" calcext:value-type="float">
            <text:p>112.5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$C27]+[.F$21])/2" office:value-type="float" office:value="22.5" calcext:value-type="float">
            <text:p>22.5</text:p>
          </table:table-cell>
          <table:table-cell table:formula="of:=([.$C27]+[.G$21])/2" office:value-type="float" office:value="45" calcext:value-type="float">
            <text:p>45</text:p>
          </table:table-cell>
          <table:table-cell table:formula="of:=([.$C27]+[.H$21])/2" office:value-type="float" office:value="67.5" calcext:value-type="float">
            <text:p>67.5</text:p>
          </table:table-cell>
          <table:table-cell table:formula="of:=([.$C27]+[.I$21])/2" office:value-type="float" office:value="90" calcext:value-type="float">
            <text:p>90</text:p>
          </table:table-cell>
          <table:table-cell table:formula="of:=([.$C27]+[.J$21])/2" office:value-type="float" office:value="112.5" calcext:value-type="float">
            <text:p>112.5</text:p>
          </table:table-cell>
          <table:table-cell table:formula="of:=([.$C27]+[.K$21])/2" office:value-type="float" office:value="135" calcext:value-type="float">
            <text:p>135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7" table:formula="of:=IF(OR(AND([.$M27]-[.N$21] &lt; 0; [.N$21]-[.$M27]&gt;180); AND([.N$21] - [.$M27]&lt; 0; [.$M27]-[.N$21]&gt;180)); 180 +([.$M27]+[.N$21])/2; ([.$M27]+[.N$21])/2)" office:value-type="float" office:value="157.5" calcext:value-type="float">
            <text:p>157.5</text:p>
          </table:table-cell>
          <table:table-cell table:style-name="ce7" table:formula="of:=IF(OR(AND([.$M27]-[.O$21] &lt; 0; [.O$21]-[.$M27]&gt;180); AND([.O$21] - [.$M27]&lt; 0; [.$M27]-[.O$21]&gt;180)); 180 +([.$M27]+[.O$21])/2; ([.$M27]+[.O$21])/2)" office:value-type="float" office:value="0" calcext:value-type="float">
            <text:p>0</text:p>
          </table:table-cell>
          <table:table-cell table:style-name="ce7" table:formula="of:=IF(OR(AND([.$M27]-[.P$21] &lt; 0; [.P$21]-[.$M27]&gt;180); AND([.P$21] - [.$M27]&lt; 0; [.$M27]-[.P$21]&gt;180)); 180 +([.$M27]+[.P$21])/2; ([.$M27]+[.P$21])/2)" office:value-type="float" office:value="22.5" calcext:value-type="float">
            <text:p>22.5</text:p>
          </table:table-cell>
          <table:table-cell table:style-name="ce7" table:formula="of:=IF(OR(AND([.$M27]-[.Q$21] &lt; 0; [.Q$21]-[.$M27]&gt;180); AND([.Q$21] - [.$M27]&lt; 0; [.$M27]-[.Q$21]&gt;180)); 180 +([.$M27]+[.Q$21])/2; ([.$M27]+[.Q$21])/2)" office:value-type="float" office:value="45" calcext:value-type="float">
            <text:p>45</text:p>
          </table:table-cell>
          <table:table-cell table:style-name="ce7" table:formula="of:=IF(OR(AND([.$M27]-[.R$21] &lt; 0; [.R$21]-[.$M27]&gt;180); AND([.R$21] - [.$M27]&lt; 0; [.$M27]-[.R$21]&gt;180)); 180 +([.$M27]+[.R$21])/2; ([.$M27]+[.R$21])/2)" office:value-type="float" office:value="67.5" calcext:value-type="float">
            <text:p>67.5</text:p>
          </table:table-cell>
          <table:table-cell table:style-name="ce7" table:formula="of:=IF(OR(AND([.$M27]-[.S$21] &lt; 0; [.S$21]-[.$M27]&gt;180); AND([.S$21] - [.$M27]&lt; 0; [.$M27]-[.S$21]&gt;180)); 180 +([.$M27]+[.S$21])/2; ([.$M27]+[.S$21])/2)" office:value-type="float" office:value="90" calcext:value-type="float">
            <text:p>90</text:p>
          </table:table-cell>
          <table:table-cell table:style-name="ce7" table:formula="of:=IF(OR(AND([.$M27]-[.T$21] &lt; 0; [.T$21]-[.$M27]&gt;180); AND([.T$21] - [.$M27]&lt; 0; [.$M27]-[.T$21]&gt;180)); 180 +([.$M27]+[.T$21])/2; ([.$M27]+[.T$21])/2)" office:value-type="float" office:value="112.5" calcext:value-type="float">
            <text:p>112.5</text:p>
          </table:table-cell>
          <table:table-cell table:style-name="ce7" table:formula="of:=IF(OR(AND([.$M27]-[.U$21] &lt; 0; [.U$21]-[.$M27]&gt;180); AND([.U$21] - [.$M27]&lt; 0; [.$M27]-[.U$21]&gt;180)); 180 +([.$M27]+[.U$21])/2; ([.$M27]+[.U$21])/2)"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  <table:table-cell table:formula="of:=([.$C28]+[.F$21])/2" office:value-type="float" office:value="45" calcext:value-type="float">
            <text:p>45</text:p>
          </table:table-cell>
          <table:table-cell table:formula="of:=([.$C28]+[.G$21])/2" office:value-type="float" office:value="67.5" calcext:value-type="float">
            <text:p>67.5</text:p>
          </table:table-cell>
          <table:table-cell table:formula="of:=([.$C28]+[.H$21])/2" office:value-type="float" office:value="90" calcext:value-type="float">
            <text:p>90</text:p>
          </table:table-cell>
          <table:table-cell table:formula="of:=([.$C28]+[.I$21])/2" office:value-type="float" office:value="112.5" calcext:value-type="float">
            <text:p>112.5</text:p>
          </table:table-cell>
          <table:table-cell table:formula="of:=([.$C28]+[.J$21])/2" office:value-type="float" office:value="135" calcext:value-type="float">
            <text:p>135</text:p>
          </table:table-cell>
          <table:table-cell table:formula="of:=([.$C28]+[.K$21])/2" office:value-type="float" office:value="157.5" calcext:value-type="float">
            <text:p>157.5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7" table:formula="of:=IF(OR(AND([.$M28]-[.N$21] &lt; 0; [.N$21]-[.$M28]&gt;180); AND([.N$21] - [.$M28]&lt; 0; [.$M28]-[.N$21]&gt;180)); 180 +([.$M28]+[.N$21])/2; ([.$M28]+[.N$21])/2)" office:value-type="float" office:value="180" calcext:value-type="float">
            <text:p>180</text:p>
          </table:table-cell>
          <table:table-cell table:style-name="ce7" table:formula="of:=IF(OR(AND([.$M28]-[.O$21] &lt; 0; [.O$21]-[.$M28]&gt;180); AND([.O$21] - [.$M28]&lt; 0; [.$M28]-[.O$21]&gt;180)); 180 +([.$M28]+[.O$21])/2; ([.$M28]+[.O$21])/2)" office:value-type="float" office:value="202.5" calcext:value-type="float">
            <text:p>202.5</text:p>
          </table:table-cell>
          <table:table-cell table:style-name="ce7" table:formula="of:=IF(OR(AND([.$M28]-[.P$21] &lt; 0; [.P$21]-[.$M28]&gt;180); AND([.P$21] - [.$M28]&lt; 0; [.$M28]-[.P$21]&gt;180)); 180 +([.$M28]+[.P$21])/2; ([.$M28]+[.P$21])/2)" office:value-type="float" office:value="45" calcext:value-type="float">
            <text:p>45</text:p>
          </table:table-cell>
          <table:table-cell table:style-name="ce7" table:formula="of:=IF(OR(AND([.$M28]-[.Q$21] &lt; 0; [.Q$21]-[.$M28]&gt;180); AND([.Q$21] - [.$M28]&lt; 0; [.$M28]-[.Q$21]&gt;180)); 180 +([.$M28]+[.Q$21])/2; ([.$M28]+[.Q$21])/2)" office:value-type="float" office:value="67.5" calcext:value-type="float">
            <text:p>67.5</text:p>
          </table:table-cell>
          <table:table-cell table:style-name="ce7" table:formula="of:=IF(OR(AND([.$M28]-[.R$21] &lt; 0; [.R$21]-[.$M28]&gt;180); AND([.R$21] - [.$M28]&lt; 0; [.$M28]-[.R$21]&gt;180)); 180 +([.$M28]+[.R$21])/2; ([.$M28]+[.R$21])/2)" office:value-type="float" office:value="90" calcext:value-type="float">
            <text:p>90</text:p>
          </table:table-cell>
          <table:table-cell table:style-name="ce7" table:formula="of:=IF(OR(AND([.$M28]-[.S$21] &lt; 0; [.S$21]-[.$M28]&gt;180); AND([.S$21] - [.$M28]&lt; 0; [.$M28]-[.S$21]&gt;180)); 180 +([.$M28]+[.S$21])/2; ([.$M28]+[.S$21])/2)" office:value-type="float" office:value="112.5" calcext:value-type="float">
            <text:p>112.5</text:p>
          </table:table-cell>
          <table:table-cell table:style-name="ce7" table:formula="of:=IF(OR(AND([.$M28]-[.T$21] &lt; 0; [.T$21]-[.$M28]&gt;180); AND([.T$21] - [.$M28]&lt; 0; [.$M28]-[.T$21]&gt;180)); 180 +([.$M28]+[.T$21])/2; ([.$M28]+[.T$21])/2)" office:value-type="float" office:value="135" calcext:value-type="float">
            <text:p>135</text:p>
          </table:table-cell>
          <table:table-cell table:style-name="ce7" table:formula="of:=IF(OR(AND([.$M28]-[.U$21] &lt; 0; [.U$21]-[.$M28]&gt;180); AND([.U$21] - [.$M28]&lt; 0; [.$M28]-[.U$21]&gt;180)); 180 +([.$M28]+[.U$21])/2; ([.$M28]+[.U$21])/2)" office:value-type="float" office:value="157.5" calcext:value-type="float">
            <text:p>157.5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3"/>
          <table:table-cell table:formula="of:=([.$C29]+[.G$21])/2" office:value-type="float" office:value="90" calcext:value-type="float">
            <text:p>90</text:p>
          </table:table-cell>
          <table:table-cell table:formula="of:=([.$C29]+[.H$21])/2" office:value-type="float" office:value="112.5" calcext:value-type="float">
            <text:p>112.5</text:p>
          </table:table-cell>
          <table:table-cell table:formula="of:=([.$C29]+[.I$21])/2" office:value-type="float" office:value="135" calcext:value-type="float">
            <text:p>135</text:p>
          </table:table-cell>
          <table:table-cell table:formula="of:=([.$C29]+[.J$21])/2" office:value-type="float" office:value="157.5" calcext:value-type="float">
            <text:p>157.5</text:p>
          </table:table-cell>
          <table:table-cell table:formula="of:=([.$C29]+[.K$21])/2"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7" table:formula="of:=IF(OR(AND([.$M29]-[.N$21] &lt; 0; [.N$21]-[.$M29]&gt;180); AND([.N$21] - [.$M29]&lt; 0; [.$M29]-[.N$21]&gt;180)); 180 +([.$M29]+[.N$21])/2; ([.$M29]+[.N$21])/2)" office:value-type="float" office:value="202.5" calcext:value-type="float">
            <text:p>202.5</text:p>
          </table:table-cell>
          <table:table-cell table:style-name="ce7" table:formula="of:=IF(OR(AND([.$M29]-[.O$21] &lt; 0; [.O$21]-[.$M29]&gt;180); AND([.O$21] - [.$M29]&lt; 0; [.$M29]-[.O$21]&gt;180)); 180 +([.$M29]+[.O$21])/2; ([.$M29]+[.O$21])/2)" office:value-type="float" office:value="225" calcext:value-type="float">
            <text:p>225</text:p>
          </table:table-cell>
          <table:table-cell table:style-name="ce7" table:formula="of:=IF(OR(AND([.$M29]-[.P$21] &lt; 0; [.P$21]-[.$M29]&gt;180); AND([.P$21] - [.$M29]&lt; 0; [.$M29]-[.P$21]&gt;180)); 180 +([.$M29]+[.P$21])/2; ([.$M29]+[.P$21])/2)" office:value-type="float" office:value="247.5" calcext:value-type="float">
            <text:p>247.5</text:p>
          </table:table-cell>
          <table:table-cell table:style-name="ce7" table:formula="of:=IF(OR(AND([.$M29]-[.Q$21] &lt; 0; [.Q$21]-[.$M29]&gt;180); AND([.Q$21] - [.$M29]&lt; 0; [.$M29]-[.Q$21]&gt;180)); 180 +([.$M29]+[.Q$21])/2; ([.$M29]+[.Q$21])/2)" office:value-type="float" office:value="90" calcext:value-type="float">
            <text:p>90</text:p>
          </table:table-cell>
          <table:table-cell table:style-name="ce7" table:formula="of:=IF(OR(AND([.$M29]-[.R$21] &lt; 0; [.R$21]-[.$M29]&gt;180); AND([.R$21] - [.$M29]&lt; 0; [.$M29]-[.R$21]&gt;180)); 180 +([.$M29]+[.R$21])/2; ([.$M29]+[.R$21])/2)" office:value-type="float" office:value="112.5" calcext:value-type="float">
            <text:p>112.5</text:p>
          </table:table-cell>
          <table:table-cell table:style-name="ce7" table:formula="of:=IF(OR(AND([.$M29]-[.S$21] &lt; 0; [.S$21]-[.$M29]&gt;180); AND([.S$21] - [.$M29]&lt; 0; [.$M29]-[.S$21]&gt;180)); 180 +([.$M29]+[.S$21])/2; ([.$M29]+[.S$21])/2)" office:value-type="float" office:value="135" calcext:value-type="float">
            <text:p>135</text:p>
          </table:table-cell>
          <table:table-cell table:style-name="ce7" table:formula="of:=IF(OR(AND([.$M29]-[.T$21] &lt; 0; [.T$21]-[.$M29]&gt;180); AND([.T$21] - [.$M29]&lt; 0; [.$M29]-[.T$21]&gt;180)); 180 +([.$M29]+[.T$21])/2; ([.$M29]+[.T$21])/2)" office:value-type="float" office:value="157.5" calcext:value-type="float">
            <text:p>157.5</text:p>
          </table:table-cell>
          <table:table-cell table:style-name="ce7" table:formula="of:=IF(OR(AND([.$M29]-[.U$21] &lt; 0; [.U$21]-[.$M29]&gt;180); AND([.U$21] - [.$M29]&lt; 0; [.$M29]-[.U$21]&gt;180)); 180 +([.$M29]+[.U$21])/2; ([.$M29]+[.U$21])/2)" office:value-type="float" office:value="180" calcext:value-type="float">
            <text:p>180</text:p>
          </table:table-cell>
        </table:table-row>
        <table:table-row table:style-name="ro1" table:number-rows-repeated="2">
          <table:table-cell table:number-columns-repeated="15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13"/>
          <table:table-cell office:value-type="float" office:value="-135" calcext:value-type="float">
            <text:p>-135</text:p>
          </table:table-cell>
          <table:table-cell office:value-type="float" office:value="-90" calcext:value-type="float">
            <text:p>-90</text:p>
          </table:table-cell>
          <table:table-cell table:style-name="Default" office:value-type="float" office:value="-45" calcext:value-type="float">
            <text:p>-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2"/>
          <table:table-cell office:value-type="float" office:value="-135" calcext:value-type="float">
            <text:p>-135</text:p>
          </table:table-cell>
          <table:table-cell table:style-name="ce8" table:formula="of:=IF(ABS([.N$21]-[.$M33])&gt;180)" office:value-type="boolean" office:boolean-value="false" calcext:value-type="boolean">
            <text:p>FALSE</text:p>
          </table:table-cell>
          <table:table-cell table:style-name="ce8" table:formula="of:=IF(ABS([.O$21]-[.$M33])&gt;180)" office:value-type="boolean" office:boolean-value="false" calcext:value-type="boolean">
            <text:p>FALSE</text:p>
          </table:table-cell>
          <table:table-cell table:style-name="ce8" table:formula="of:=IF(ABS([.P$21]-[.$M33])&gt;180)" office:value-type="boolean" office:boolean-value="false" calcext:value-type="boolean">
            <text:p>FALSE</text:p>
          </table:table-cell>
          <table:table-cell table:style-name="ce8" table:formula="of:=IF(ABS([.Q$21]-[.$M33])&gt;180)" office:value-type="boolean" office:boolean-value="false" calcext:value-type="boolean">
            <text:p>FALSE</text:p>
          </table:table-cell>
          <table:table-cell table:style-name="ce8" table:formula="of:=IF(ABS([.R$21]-[.$M33])&gt;180)" office:value-type="boolean" office:boolean-value="false" calcext:value-type="boolean">
            <text:p>FALSE</text:p>
          </table:table-cell>
          <table:table-cell table:style-name="ce8" table:formula="of:=IF(ABS([.S$21]-[.$M33])&gt;180)" office:value-type="boolean" office:boolean-value="true" calcext:value-type="boolean">
            <text:p>TRUE</text:p>
          </table:table-cell>
          <table:table-cell table:style-name="ce8" table:formula="of:=IF(ABS([.T$21]-[.$M33])&gt;180)" office:value-type="boolean" office:boolean-value="true" calcext:value-type="boolean">
            <text:p>TRUE</text:p>
          </table:table-cell>
          <table:table-cell table:style-name="ce8" table:formula="of:=IF(ABS([.U$21]-[.$M33])&gt;180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2"/>
          <table:table-cell office:value-type="float" office:value="-90" calcext:value-type="float">
            <text:p>-90</text:p>
          </table:table-cell>
          <table:table-cell table:style-name="ce8" table:formula="of:=IF(ABS([.N$21]-[.$M34])&gt;180)" office:value-type="boolean" office:boolean-value="false" calcext:value-type="boolean">
            <text:p>FALSE</text:p>
          </table:table-cell>
          <table:table-cell table:style-name="ce8" table:formula="of:=IF(ABS([.O$21]-[.$M34])&gt;180)" office:value-type="boolean" office:boolean-value="false" calcext:value-type="boolean">
            <text:p>FALSE</text:p>
          </table:table-cell>
          <table:table-cell table:style-name="ce8" table:formula="of:=IF(ABS([.P$21]-[.$M34])&gt;180)" office:value-type="boolean" office:boolean-value="false" calcext:value-type="boolean">
            <text:p>FALSE</text:p>
          </table:table-cell>
          <table:table-cell table:style-name="ce8" table:formula="of:=IF(ABS([.Q$21]-[.$M34])&gt;180)" office:value-type="boolean" office:boolean-value="false" calcext:value-type="boolean">
            <text:p>FALSE</text:p>
          </table:table-cell>
          <table:table-cell table:style-name="ce8" table:formula="of:=IF(ABS([.R$21]-[.$M34])&gt;180)" office:value-type="boolean" office:boolean-value="false" calcext:value-type="boolean">
            <text:p>FALSE</text:p>
          </table:table-cell>
          <table:table-cell table:style-name="ce8" table:formula="of:=IF(ABS([.S$21]-[.$M34])&gt;180)" office:value-type="boolean" office:boolean-value="false" calcext:value-type="boolean">
            <text:p>FALSE</text:p>
          </table:table-cell>
          <table:table-cell table:style-name="ce8" table:formula="of:=IF(ABS([.T$21]-[.$M34])&gt;180)" office:value-type="boolean" office:boolean-value="true" calcext:value-type="boolean">
            <text:p>TRUE</text:p>
          </table:table-cell>
          <table:table-cell table:style-name="ce8" table:formula="of:=IF(ABS([.U$21]-[.$M34])&gt;180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2"/>
          <table:table-cell office:value-type="float" office:value="-45" calcext:value-type="float">
            <text:p>-45</text:p>
          </table:table-cell>
          <table:table-cell table:style-name="ce8" table:formula="of:=IF(ABS([.N$21]-[.$M35])&gt;180)" office:value-type="boolean" office:boolean-value="false" calcext:value-type="boolean">
            <text:p>FALSE</text:p>
          </table:table-cell>
          <table:table-cell table:style-name="ce8" table:formula="of:=IF(ABS([.O$21]-[.$M35])&gt;180)" office:value-type="boolean" office:boolean-value="false" calcext:value-type="boolean">
            <text:p>FALSE</text:p>
          </table:table-cell>
          <table:table-cell table:style-name="ce8" table:formula="of:=IF(ABS([.P$21]-[.$M35])&gt;180)" office:value-type="boolean" office:boolean-value="false" calcext:value-type="boolean">
            <text:p>FALSE</text:p>
          </table:table-cell>
          <table:table-cell table:style-name="ce8" table:formula="of:=IF(ABS([.Q$21]-[.$M35])&gt;180)" office:value-type="boolean" office:boolean-value="false" calcext:value-type="boolean">
            <text:p>FALSE</text:p>
          </table:table-cell>
          <table:table-cell table:style-name="ce8" table:formula="of:=IF(ABS([.R$21]-[.$M35])&gt;180)" office:value-type="boolean" office:boolean-value="false" calcext:value-type="boolean">
            <text:p>FALSE</text:p>
          </table:table-cell>
          <table:table-cell table:style-name="ce8" table:formula="of:=IF(ABS([.S$21]-[.$M35])&gt;180)" office:value-type="boolean" office:boolean-value="false" calcext:value-type="boolean">
            <text:p>FALSE</text:p>
          </table:table-cell>
          <table:table-cell table:style-name="ce8" table:formula="of:=IF(ABS([.T$21]-[.$M35])&gt;180)" office:value-type="boolean" office:boolean-value="false" calcext:value-type="boolean">
            <text:p>FALSE</text:p>
          </table:table-cell>
          <table:table-cell table:style-name="ce8" table:formula="of:=IF(ABS([.U$21]-[.$M35])&gt;180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style-name="ce8" table:formula="of:=IF(ABS([.N$21]-[.$M36])&gt;180)" office:value-type="boolean" office:boolean-value="false" calcext:value-type="boolean">
            <text:p>FALSE</text:p>
          </table:table-cell>
          <table:table-cell table:style-name="ce8" table:formula="of:=IF(ABS([.O$21]-[.$M36])&gt;180)" office:value-type="boolean" office:boolean-value="false" calcext:value-type="boolean">
            <text:p>FALSE</text:p>
          </table:table-cell>
          <table:table-cell table:style-name="ce8" table:formula="of:=IF(ABS([.P$21]-[.$M36])&gt;180)" office:value-type="boolean" office:boolean-value="false" calcext:value-type="boolean">
            <text:p>FALSE</text:p>
          </table:table-cell>
          <table:table-cell table:style-name="ce8" table:formula="of:=IF(ABS([.Q$21]-[.$M36])&gt;180)" office:value-type="boolean" office:boolean-value="false" calcext:value-type="boolean">
            <text:p>FALSE</text:p>
          </table:table-cell>
          <table:table-cell table:style-name="ce8" table:formula="of:=IF(ABS([.R$21]-[.$M36])&gt;180)" office:value-type="boolean" office:boolean-value="false" calcext:value-type="boolean">
            <text:p>FALSE</text:p>
          </table:table-cell>
          <table:table-cell table:style-name="ce8" table:formula="of:=IF(ABS([.S$21]-[.$M36])&gt;180)" office:value-type="boolean" office:boolean-value="false" calcext:value-type="boolean">
            <text:p>FALSE</text:p>
          </table:table-cell>
          <table:table-cell table:style-name="ce8" table:formula="of:=IF(ABS([.T$21]-[.$M36])&gt;180)" office:value-type="boolean" office:boolean-value="false" calcext:value-type="boolean">
            <text:p>FALSE</text:p>
          </table:table-cell>
          <table:table-cell table:style-name="ce8" table:formula="of:=IF(ABS([.U$21]-[.$M36])&gt;18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2"/>
          <table:table-cell office:value-type="float" office:value="45" calcext:value-type="float">
            <text:p>45</text:p>
          </table:table-cell>
          <table:table-cell table:style-name="ce8" table:formula="of:=IF(ABS([.N$21]-[.$M37])&gt;180)" office:value-type="boolean" office:boolean-value="false" calcext:value-type="boolean">
            <text:p>FALSE</text:p>
          </table:table-cell>
          <table:table-cell table:style-name="ce8" table:formula="of:=IF(ABS([.O$21]-[.$M37])&gt;180)" office:value-type="boolean" office:boolean-value="false" calcext:value-type="boolean">
            <text:p>FALSE</text:p>
          </table:table-cell>
          <table:table-cell table:style-name="ce8" table:formula="of:=IF(ABS([.P$21]-[.$M37])&gt;180)" office:value-type="boolean" office:boolean-value="false" calcext:value-type="boolean">
            <text:p>FALSE</text:p>
          </table:table-cell>
          <table:table-cell table:style-name="ce8" table:formula="of:=IF(ABS([.Q$21]-[.$M37])&gt;180)" office:value-type="boolean" office:boolean-value="false" calcext:value-type="boolean">
            <text:p>FALSE</text:p>
          </table:table-cell>
          <table:table-cell table:style-name="ce8" table:formula="of:=IF(ABS([.R$21]-[.$M37])&gt;180)" office:value-type="boolean" office:boolean-value="false" calcext:value-type="boolean">
            <text:p>FALSE</text:p>
          </table:table-cell>
          <table:table-cell table:style-name="ce8" table:formula="of:=IF(ABS([.S$21]-[.$M37])&gt;180)" office:value-type="boolean" office:boolean-value="false" calcext:value-type="boolean">
            <text:p>FALSE</text:p>
          </table:table-cell>
          <table:table-cell table:style-name="ce8" table:formula="of:=IF(ABS([.T$21]-[.$M37])&gt;180)" office:value-type="boolean" office:boolean-value="false" calcext:value-type="boolean">
            <text:p>FALSE</text:p>
          </table:table-cell>
          <table:table-cell table:style-name="ce8" table:formula="of:=IF(ABS([.U$21]-[.$M37])&gt;18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2"/>
          <table:table-cell office:value-type="float" office:value="90" calcext:value-type="float">
            <text:p>90</text:p>
          </table:table-cell>
          <table:table-cell table:style-name="ce8" table:formula="of:=IF(ABS([.N$21]-[.$M38])&gt;180)" office:value-type="boolean" office:boolean-value="true" calcext:value-type="boolean">
            <text:p>TRUE</text:p>
          </table:table-cell>
          <table:table-cell table:style-name="ce8" table:formula="of:=IF(ABS([.O$21]-[.$M38])&gt;180)" office:value-type="boolean" office:boolean-value="false" calcext:value-type="boolean">
            <text:p>FALSE</text:p>
          </table:table-cell>
          <table:table-cell table:style-name="ce8" table:formula="of:=IF(ABS([.P$21]-[.$M38])&gt;180)" office:value-type="boolean" office:boolean-value="false" calcext:value-type="boolean">
            <text:p>FALSE</text:p>
          </table:table-cell>
          <table:table-cell table:style-name="ce8" table:formula="of:=IF(ABS([.Q$21]-[.$M38])&gt;180)" office:value-type="boolean" office:boolean-value="false" calcext:value-type="boolean">
            <text:p>FALSE</text:p>
          </table:table-cell>
          <table:table-cell table:style-name="ce8" table:formula="of:=IF(ABS([.R$21]-[.$M38])&gt;180)" office:value-type="boolean" office:boolean-value="false" calcext:value-type="boolean">
            <text:p>FALSE</text:p>
          </table:table-cell>
          <table:table-cell table:style-name="ce8" table:formula="of:=IF(ABS([.S$21]-[.$M38])&gt;180)" office:value-type="boolean" office:boolean-value="false" calcext:value-type="boolean">
            <text:p>FALSE</text:p>
          </table:table-cell>
          <table:table-cell table:style-name="ce8" table:formula="of:=IF(ABS([.T$21]-[.$M38])&gt;180)" office:value-type="boolean" office:boolean-value="false" calcext:value-type="boolean">
            <text:p>FALSE</text:p>
          </table:table-cell>
          <table:table-cell table:style-name="ce8" table:formula="of:=IF(ABS([.U$21]-[.$M38])&gt;18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2"/>
          <table:table-cell office:value-type="float" office:value="135" calcext:value-type="float">
            <text:p>135</text:p>
          </table:table-cell>
          <table:table-cell table:style-name="ce8" table:formula="of:=IF(ABS([.N$21]-[.$M39])&gt;180)" office:value-type="boolean" office:boolean-value="true" calcext:value-type="boolean">
            <text:p>TRUE</text:p>
          </table:table-cell>
          <table:table-cell table:style-name="ce8" table:formula="of:=IF(ABS([.O$21]-[.$M39])&gt;180)" office:value-type="boolean" office:boolean-value="true" calcext:value-type="boolean">
            <text:p>TRUE</text:p>
          </table:table-cell>
          <table:table-cell table:style-name="ce8" table:formula="of:=IF(ABS([.P$21]-[.$M39])&gt;180)" office:value-type="boolean" office:boolean-value="false" calcext:value-type="boolean">
            <text:p>FALSE</text:p>
          </table:table-cell>
          <table:table-cell table:style-name="ce8" table:formula="of:=IF(ABS([.Q$21]-[.$M39])&gt;180)" office:value-type="boolean" office:boolean-value="false" calcext:value-type="boolean">
            <text:p>FALSE</text:p>
          </table:table-cell>
          <table:table-cell table:style-name="ce8" table:formula="of:=IF(ABS([.R$21]-[.$M39])&gt;180)" office:value-type="boolean" office:boolean-value="false" calcext:value-type="boolean">
            <text:p>FALSE</text:p>
          </table:table-cell>
          <table:table-cell table:style-name="ce8" table:formula="of:=IF(ABS([.S$21]-[.$M39])&gt;180)" office:value-type="boolean" office:boolean-value="false" calcext:value-type="boolean">
            <text:p>FALSE</text:p>
          </table:table-cell>
          <table:table-cell table:style-name="ce8" table:formula="of:=IF(ABS([.T$21]-[.$M39])&gt;180)" office:value-type="boolean" office:boolean-value="false" calcext:value-type="boolean">
            <text:p>FALSE</text:p>
          </table:table-cell>
          <table:table-cell table:style-name="ce8" table:formula="of:=IF(ABS([.U$21]-[.$M39])&gt;180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2"/>
          <table:table-cell office:value-type="float" office:value="180" calcext:value-type="float">
            <text:p>180</text:p>
          </table:table-cell>
          <table:table-cell table:style-name="ce8" table:formula="of:=IF(ABS([.N$21]-[.$M40])&gt;180)" office:value-type="boolean" office:boolean-value="true" calcext:value-type="boolean">
            <text:p>TRUE</text:p>
          </table:table-cell>
          <table:table-cell table:style-name="ce8" table:formula="of:=IF(ABS([.O$21]-[.$M40])&gt;180)" office:value-type="boolean" office:boolean-value="true" calcext:value-type="boolean">
            <text:p>TRUE</text:p>
          </table:table-cell>
          <table:table-cell table:style-name="ce8" table:formula="of:=IF(ABS([.P$21]-[.$M40])&gt;180)" office:value-type="boolean" office:boolean-value="true" calcext:value-type="boolean">
            <text:p>TRUE</text:p>
          </table:table-cell>
          <table:table-cell table:style-name="ce8" table:formula="of:=IF(ABS([.Q$21]-[.$M40])&gt;180)" office:value-type="boolean" office:boolean-value="false" calcext:value-type="boolean">
            <text:p>FALSE</text:p>
          </table:table-cell>
          <table:table-cell table:style-name="ce8" table:formula="of:=IF(ABS([.R$21]-[.$M40])&gt;180)" office:value-type="boolean" office:boolean-value="false" calcext:value-type="boolean">
            <text:p>FALSE</text:p>
          </table:table-cell>
          <table:table-cell table:style-name="ce8" table:formula="of:=IF(ABS([.S$21]-[.$M40])&gt;180)" office:value-type="boolean" office:boolean-value="false" calcext:value-type="boolean">
            <text:p>FALSE</text:p>
          </table:table-cell>
          <table:table-cell table:style-name="ce8" table:formula="of:=IF(ABS([.T$21]-[.$M40])&gt;180)" office:value-type="boolean" office:boolean-value="false" calcext:value-type="boolean">
            <text:p>FALSE</text:p>
          </table:table-cell>
          <table:table-cell table:style-name="ce8" table:formula="of:=IF(ABS([.U$21]-[.$M40])&gt;180)" office:value-type="boolean" office:boolean-value="false" calcext:value-type="boolean">
            <text:p>FALSE</text:p>
          </table:table-cell>
        </table:table-row>
        <calcext:conditional-formats>
          <calcext:conditional-format calcext:target-range-address="Sheet1.E5:Sheet1.O12 Sheet1.E4:Sheet1.J4 Sheet1.L4:Sheet1.O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K4:Sheet1.K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23:54:49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8T01:45:43.738000000</meta:creation-date>
    <dc:date>2020-12-01T03:27:47.145000000</dc:date>
    <meta:editing-duration>P1DT2H52M8S</meta:editing-duration>
    <meta:editing-cycles>2</meta:editing-cycles>
    <meta:generator>LibreOffice/7.0.1.2$Windows_X86_64 LibreOffice_project/7cbcfc562f6eb6708b5ff7d7397325de9e764452</meta:generator>
    <meta:document-statistic meta:table-count="1" meta:cell-count="272" meta:object-count="0"/>
  </office:meta>
</office:document-meta>
</file>